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sitoryFactoryImpl.getOrCreateRepository( String conf , String ho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positoryFactoryImpl.getRepository( Map paramete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